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Introduction</text:p>
      <text:h text:style-name="Heading_20_1" text:outline-level="1">Objective</text:h>
      <text:p text:style-name="First_20_paragraph">Getting familiar with the IDE and workflow for the Information Theory laboratory.</text:p>
      <text:h text:style-name="Heading_20_1" text:outline-level="1">Theoretical notions</text:h>
      <text:p text:style-name="First_20_paragraph">None today :)</text:p>
      <text:h text:style-name="Heading_20_1" text:outline-level="1">Practical issues</text:h>
      <text:p text:style-name="First_20_paragraph">The laboratory applications will be mostly done in C.</text:p>
      <text:p text:style-name="Text_20_body">We will use a general purpose C IDE (Code Blocks or Dev C++).</text:p>
      <text:h text:style-name="Heading_20_1" text:outline-level="1">C details</text:h>
      <text:p text:style-name="First_20_paragraph">A C program may receive input arguments from the command line. For this, the header of the <text:span text:style-name="Source_Text">main()</text:span> function must be defined as follows:</text:p>
      <text:p text:style-name="P1">int main(int argc, char* argv[])</text:p>
      <text:p text:style-name="P2">{</text:p>
      <text:p text:style-name="P3"><text:s text:c="4"/>...</text:p>
      <text:p text:style-name="P4">}</text:p>
      <text:h text:style-name="Heading_20_2" text:outline-level="2">Explanations:</text:h>
      <text:list text:style-name="L1">
        <text:list-item>
          <text:p text:style-name="P5"><text:span text:style-name="Source_Text">argc</text:span> ("<text:span text:style-name="T1">arg</text:span>ument <text:span text:style-name="T1">c</text:span>ount") holds the number of input arguments</text:p>
        </text:list-item>
        <text:list-item>
          <text:p text:style-name="P5"><text:span text:style-name="Source_Text">argv</text:span> ("<text:span text:style-name="T1">arg</text:span>ument <text:span text:style-name="T1">v</text:span>alues") is an <text:span text:style-name="T2">array of strings</text:span> which holds all the input arguments (separated by spaces)</text:p>
        </text:list-item>
        <text:list-item>
          <text:p text:style-name="P5">the first argument <text:span text:style-name="Source_Text">argv[0]</text:span> is always the full name of the executable</text:p>
        </text:list-item>
      </text:list>
      <text:h text:style-name="Heading_20_2" text:outline-level="2">Example:</text:h>
      <text:p text:style-name="First_20_paragraph"><text:span text:style-name="Source_Text">test.exe file1 file2 dostuff</text:span></text:p>
      <text:list text:style-name="L2">
        <text:list-item>
          <text:p text:style-name="P6"><text:span text:style-name="Source_Text">argc</text:span> is 4</text:p>
        </text:list-item>
        <text:list-item>
          <text:p text:style-name="P6"><text:span text:style-name="Source_Text">argv</text:span> is <text:span text:style-name="Source_Text">{"test.exe", "file1", "file2", "dostuff"}</text:span></text:p>
        </text:list-item>
      </text:list>
      <text:h text:style-name="Heading_20_1" text:outline-level="1">Exercises</text:h>
      <text:list text:style-name="L3">
        <text:list-item>
          <text:p text:style-name="P7">Write a C program that displays all its input arguments, one argument on a separate line.</text:p>
        </text:list-item>
      </text:list>
      <text:h text:style-name="Heading_20_1" text:outline-level="1">Final questions</text:h>
      <text:list text:style-name="L4">
        <text:list-item>
          <text:p text:style-name="P8">TBD</text:p>
        </text:list-item>
        <text:list-item>
          <text:p text:style-name="P8">TB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ntroduction</dc:title>
  </office:meta>
</office:document-meta>
</file>